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2" text:outline-level="2"><text:bookmark-start text:name="am-anfang"/>Am Anfang …<text:bookmark-end text:name="am-anfang"/></text:h>
      <text:p text:style-name="First_20_paragraph">… war der Testlauf, der ihr aller Schicksal besiegeln sollte. Jetzt neu mit KI-Panade! Knusprig! Wooop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4-11-16T12:51:08Z</meta:creation-date>
    <dc:date>2024-11-16T12:51:08Z</dc:date>
  </office:meta>
</office:document-meta>
</file>